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"Jours de collectes des déchets à Nantes" </text:p>
      <text:p text:style-name="Standard">1499 données Open Data, </text:p>
      <text:p text:style-name="Standard">complétées par 2029 données recueillies par nous en reprenant le contenu des des PDFs de Nantes Métropôle http://www.nantesmetropole.fr/pratique/dechets/les-ordures-menageres-residuelles-23181.kjsp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6M35S</meta:editing-duration>
    <meta:editing-cycles>3</meta:editing-cycles>
    <meta:generator>OpenOffice.org/3.3$Win32 OpenOffice.org_project/330m20$Build-9567</meta:generator>
    <dc:date>2013-06-21T07:06:12.91</dc:date>
    <meta:document-statistic meta:table-count="0" meta:image-count="0" meta:object-count="0" meta:page-count="1" meta:paragraph-count="3" meta:word-count="29" meta:character-count="265"/>
    <dc:creator>Christian Renoulin</dc:creator>
    <meta:user-defined meta:name="Info 1"/>
    <meta:user-defined meta:name="Info 2"/>
    <meta:user-defined meta:name="Info 3"/>
    <meta:user-defined meta:name="Info 4"/>
  </office:meta>
</office:document-meta>
</file>